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5.5cm" fo:min-width="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5.4cm" fo:min-width="5.1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6.4cm" fo:min-width="8.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5.75cm" svg:x="1.5cm" svg:y="3cm">
          <text:p text:style-name="P1">Преносим компютър</text:p>
          <text:p text:style-name="P1"/>
          <text:p text:style-name="P1">Windows 10</text:p>
          <text:p text:style-name="P1">C#, Windows Form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5cm" svg:height="5.75cm" svg:x="16.75cm" svg:y="3cm">
          <text:p text:style-name="P1">Развойна платка </text:p>
          <text:p text:style-name="P1">Arduino Un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cm" svg:height="16.75cm" svg:x="15.25cm" svg:y="2.2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Рециклирана кутия от измервателен уред Ц4314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cm" svg:y1="6cm" svg:x2="15.25cm" svg:y2="6cm">
          <text:p text:style-name="P1">Серийна комуникация</text:p>
          <text:p text:style-name="P1"/>
          <text:p text:style-name="P1"/>
          <text:p text:style-name="P1"/>
        </draw:line>
        <draw:custom-shape draw:style-name="gr2" draw:text-style-name="P1" draw:layer="layout" svg:width="5.75cm" svg:height="5.75cm" svg:x="16.75cm" svg:y="9.5cm">
          <text:p text:style-name="P1">Резисторни делители на напрежение и превключватели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4.25cm" svg:y1="4.25cm" svg:x2="27.5cm" svg:y2="4.25cm">
          <text:p/>
        </draw:line>
        <draw:line draw:style-name="gr6" draw:text-style-name="P2" draw:layer="layout" svg:x1="24.25cm" svg:y1="6cm" svg:x2="27.5cm" svg:y2="6cm">
          <text:p text:style-name="P1"/>
          <text:p text:style-name="P1">Сонди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5T13:04:05.679000000</dc:date>
    <meta:editing-duration>PT9M15S</meta:editing-duration>
    <meta:editing-cycles>2</meta:editing-cycles>
    <meta:generator>LibreOffice/7.3.1.3$Windows_X86_64 LibreOffice_project/a69ca51ded25f3eefd52d7bf9a5fad8c90b87951</meta:generator>
    <meta:document-statistic meta:object-count="7"/>
  </office:meta>
</office:document-meta>
</file>